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8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0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1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5" style:family="table-cell" style:parent-style-name="Default" style:data-style-name="N39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39270833333333cm" style:use-optimal-column-width="true"/>
    </style:style>
    <style:style style:name="co2" style:family="table-column">
      <style:table-column-properties fo:break-before="auto" style:column-width="7.91104166666667cm" style:use-optimal-column-width="true"/>
    </style:style>
    <style:style style:name="co3" style:family="table-column">
      <style:table-column-properties fo:break-before="auto" style:column-width="5.21229166666667cm" style:use-optimal-column-width="true"/>
    </style:style>
    <style:style style:name="co4" style:family="table-column">
      <style:table-column-properties fo:break-before="auto" style:column-width="2.460625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20145833333333cm" style:use-optimal-column-width="true"/>
    </style:style>
    <style:style style:name="co7" style:family="table-column">
      <style:table-column-properties fo:break-before="auto" style:column-width="2.936875cm" style:use-optimal-column-width="true"/>
    </style:style>
    <style:style style:name="co8" style:family="table-column">
      <style:table-column-properties fo:break-before="auto" style:column-width="8.75770833333333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2625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7375cm" style:use-optimal-column-width="true"/>
    </style:style>
    <style:style style:name="co13" style:family="table-column">
      <style:table-column-properties fo:break-before="auto" style:column-width="5.635625cm"/>
    </style:style>
    <style:style style:name="co14" style:family="table-column">
      <style:table-column-properties fo:break-before="auto" style:column-width="4.78895833333333cm"/>
    </style:style>
    <style:style style:name="co15" style:family="table-column">
      <style:table-column-properties fo:break-before="auto" style:column-width="5.87375cm"/>
    </style:style>
    <style:style style:name="co16" style:family="table-column">
      <style:table-column-properties fo:break-before="auto" style:column-width="12.144375cm" style:use-optimal-column-width="true"/>
    </style:style>
    <style:style style:name="co17" style:family="table-column">
      <style:table-column-properties fo:break-before="auto" style:column-width="4.60375cm" style:use-optimal-column-width="true"/>
    </style:style>
    <style:style style:name="co18" style:family="table-column">
      <style:table-column-properties fo:break-before="auto" style:column-width="11.58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5)),ISBLANK(B5)))" style:apply-style-name="cf9" style:base-cell-address="Data_Sheet.B5"/>
      <style:map style:condition="is-true-formula(msoxl:AND(NOT(ISBLANK($A5)),ISBLANK(B5)))" style:apply-style-name="cf9" style:base-cell-address="Data_Sheet.B5"/>
      <style:map style:condition="is-true-formula(msoxl:AND(NOT(ISBLANK($A5)),ISBLANK(B5)))" style:apply-style-name="cf9" style:base-cell-address="Data_Sheet.B5"/>
      <style:map style:condition="is-true-formula(msoxl:AND(NOT(ISBLANK($A5)),ISBLANK(B5)))" style:apply-style-name="cf9" style:base-cell-address="Data_Sheet.B5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9" style:base-cell-address="Data_Sheet.B4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9" style:base-cell-address="Data_Sheet.B6"/>
      <style:map style:condition="is-true-formula(msoxl:AND(NOT(ISBLANK($A6)),ISBLANK(B6)))" style:apply-style-name="cf9" style:base-cell-address="Data_Sheet.B6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9" style:base-cell-address="Data_Sheet.C4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9" style:base-cell-address="Data_Sheet.C6"/>
      <style:map style:condition="is-true-formula(msoxl:AND(NOT(ISBLANK(A6)),ISBLANK(C6)))" style:apply-style-name="cf9" style:base-cell-address="Data_Sheet.C6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5)),ISBLANK(C5)))" style:apply-style-name="cf9" style:base-cell-address="Data_Sheet.C5"/>
      <style:map style:condition="is-true-formula(msoxl:AND(NOT(ISBLANK(A5)),ISBLANK(C5)))" style:apply-style-name="cf9" style:base-cell-address="Data_Sheet.C5"/>
      <style:map style:condition="is-true-formula(msoxl:AND(NOT(ISBLANK(A5)),ISBLANK(C5)))" style:apply-style-name="cf9" style:base-cell-address="Data_Sheet.C5"/>
      <style:map style:condition="is-true-formula(msoxl:AND(NOT(ISBLANK(A5)),ISBLANK(C5)))" style:apply-style-name="cf9" style:base-cell-address="Data_Sheet.C5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9" style:base-cell-address="Data_Sheet.B8"/>
      <style:map style:condition="is-true-formula(msoxl:AND(NOT(ISBLANK($A8)),ISBLANK(B8)))" style:apply-style-name="cf9" style:base-cell-address="Data_Sheet.B8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7)),ISBLANK(B7)))" style:apply-style-name="cf9" style:base-cell-address="Data_Sheet.B7"/>
      <style:map style:condition="is-true-formula(msoxl:AND(NOT(ISBLANK($A7)),ISBLANK(B7)))" style:apply-style-name="cf9" style:base-cell-address="Data_Sheet.B7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8)),ISBLANK(B8)))" style:apply-style-name="cf9" style:base-cell-address="Data_Sheet.B8"/>
      <style:map style:condition="is-true-formula(msoxl:AND(NOT(ISBLANK($A9)),ISBLANK(B9)))" style:apply-style-name="cf9" style:base-cell-address="Data_Sheet.B9"/>
      <style:map style:condition="is-true-formula(msoxl:AND(NOT(ISBLANK($A9)),ISBLANK(B9)))" style:apply-style-name="cf9" style:base-cell-address="Data_Sheet.B9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8)),ISBLANK(C8)))" style:apply-style-name="cf9" style:base-cell-address="Data_Sheet.C8"/>
      <style:map style:condition="is-true-formula(msoxl:AND(NOT(ISBLANK(A8)),ISBLANK(C8)))" style:apply-style-name="cf9" style:base-cell-address="Data_Sheet.C8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7)),ISBLANK(C7)))" style:apply-style-name="cf9" style:base-cell-address="Data_Sheet.C7"/>
      <style:map style:condition="is-true-formula(msoxl:AND(NOT(ISBLANK(A7)),ISBLANK(C7)))" style:apply-style-name="cf9" style:base-cell-address="Data_Sheet.C7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  <style:map style:condition="is-true-formula(msoxl:AND(NOT(ISBLANK(E6)),ISBLANK(D6)))" style:apply-style-name="cf9" style:base-cell-address="Data_Sheet.D6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  <style:map style:condition="is-true-formula(msoxl:AND(NOT(ISBLANK(E4)),ISBLANK(D4)))" style:apply-style-name="cf9" style:base-cell-address="Data_Sheet.D4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  <style:map style:condition="is-true-formula(msoxl:AND(NOT(ISBLANK(E5)),ISBLANK(D5)))" style:apply-style-name="cf9" style:base-cell-address="Data_Sheet.D5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F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  <style:map style:condition="is-true-formula(msoxl:AND(NOT(ISBLANK(D5)),ISBLANK(E5)))" style:apply-style-name="cf9" style:base-cell-address="Data_Sheet.E5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F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D4)),ISBLANK(E4)))" style:apply-style-name="cf9" style:base-cell-address="Data_Sheet.E4"/>
      <style:map style:condition="is-true-formula(msoxl:AND(NOT(ISBLANK(D4)),ISBLANK(E4)))" style:apply-style-name="cf9" style:base-cell-address="Data_Sheet.E4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F6)),ISBLANK(E6)))" style:apply-style-name="cf9" style:base-cell-address="Data_Sheet.E6"/>
      <style:map style:condition="is-true-formula(msoxl:AND(NOT(ISBLANK(D6)),ISBLANK(E6)))" style:apply-style-name="cf9" style:base-cell-address="Data_Sheet.E6"/>
      <style:map style:condition="is-true-formula(msoxl:AND(NOT(ISBLANK(D6)),ISBLANK(E6)))" style:apply-style-name="cf9" style:base-cell-address="Data_Sheet.E6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  <style:map style:condition="is-true-formula(msoxl:AND(NOT(ISBLANK(E8)),ISBLANK(D8)))" style:apply-style-name="cf9" style:base-cell-address="Data_Sheet.D8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  <style:map style:condition="is-true-formula(msoxl:AND(NOT(ISBLANK(E7)),ISBLANK(D7)))" style:apply-style-name="cf9" style:base-cell-address="Data_Sheet.D7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  <style:map style:condition="is-true-formula(msoxl:AND(NOT(ISBLANK(D8)),ISBLANK(E8)))" style:apply-style-name="cf9" style:base-cell-address="Data_Sheet.E8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  <style:map style:condition="is-true-formula(msoxl:AND(NOT(ISBLANK(D7)),ISBLANK(E7)))" style:apply-style-name="cf9" style:base-cell-address="Data_Sheet.E7"/>
    </style:style>
    <style:style style:name="ce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  <style:map style:condition="is-true-formula(msoxl:AND(NOT(ISBLANK(D9)),ISBLANK(E9)))" style:apply-style-name="cf9" style:base-cell-address="Data_Sheet.E9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  <style:map style:condition="is-true-formula(msoxl:AND(NOT(ISBLANK(E9)),ISBLANK(D9)))" style:apply-style-name="cf9" style:base-cell-address="Data_Sheet.D9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  <style:map style:condition="is-true-formula(msoxl:AND(NOT(ISBLANK(G6)),ISBLANK(F6)))" style:apply-style-name="cf9" style:base-cell-address="Data_Sheet.F6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  <style:map style:condition="is-true-formula(msoxl:AND(NOT(ISBLANK(G9)),ISBLANK(F9)))" style:apply-style-name="cf9" style:base-cell-address="Data_Sheet.F9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  <style:map style:condition="is-true-formula(msoxl:AND(NOT(ISBLANK(G7)),ISBLANK(F7)))" style:apply-style-name="cf9" style:base-cell-address="Data_Sheet.F7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  <style:map style:condition="is-true-formula(msoxl:AND(NOT(ISBLANK(G8)),ISBLANK(F8)))" style:apply-style-name="cf9" style:base-cell-address="Data_Sheet.F8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  <style:map style:condition="is-true-formula(msoxl:AND(NOT(ISBLANK(F9)),ISBLANK(G9)))" style:apply-style-name="cf9" style:base-cell-address="Data_Sheet.G9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  <style:map style:condition="is-true-formula(msoxl:AND(NOT(ISBLANK(F8)),ISBLANK(G8)))" style:apply-style-name="cf9" style:base-cell-address="Data_Sheet.G8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  <style:map style:condition="is-true-formula(msoxl:AND(NOT(ISBLANK(F7)),ISBLANK(G7)))" style:apply-style-name="cf9" style:base-cell-address="Data_Sheet.G7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H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  <style:map style:condition="is-true-formula(msoxl:AND(NOT(ISBLANK(F6)),ISBLANK(G6)))" style:apply-style-name="cf9" style:base-cell-address="Data_Sheet.G6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  <style:map style:condition="is-true-formula(msoxl:AND(NOT(ISBLANK(G5)),ISBLANK(F5)))" style:apply-style-name="cf9" style:base-cell-address="Data_Sheet.F5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9" style:base-cell-address="Data_Sheet.D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  <style:map style:condition="is-true-formula(msoxl:AND(NOT(ISBLANK(G4)),ISBLANK(F4)))" style:apply-style-name="cf9" style:base-cell-address="Data_Sheet.F4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E4)))" style:apply-style-name="cf9" style:base-cell-address="Data_Sheet.E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H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F4)),ISBLANK(G4)))" style:apply-style-name="cf9" style:base-cell-address="Data_Sheet.G4"/>
      <style:map style:condition="is-true-formula(msoxl:AND(NOT(ISBLANK(F4)),ISBLANK(G4)))" style:apply-style-name="cf9" style:base-cell-address="Data_Sheet.G4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H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  <style:map style:condition="is-true-formula(msoxl:AND(NOT(ISBLANK(F5)),ISBLANK(G5)))" style:apply-style-name="cf9" style:base-cell-address="Data_Sheet.G5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  <style:map style:condition="is-true-formula(msoxl:AND(NOT(ISBLANK(I4)),ISBLANK(H4)))" style:apply-style-name="cf9" style:base-cell-address="Data_Sheet.H4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  <style:map style:condition="is-true-formula(msoxl:AND(NOT(ISBLANK(I5)),ISBLANK(H5)))" style:apply-style-name="cf9" style:base-cell-address="Data_Sheet.H5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  <style:map style:condition="is-true-formula(msoxl:AND(NOT(ISBLANK(I6)),ISBLANK(H6)))" style:apply-style-name="cf9" style:base-cell-address="Data_Sheet.H6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J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  <style:map style:condition="is-true-formula(msoxl:AND(NOT(ISBLANK(H6)),ISBLANK(I6)))" style:apply-style-name="cf9" style:base-cell-address="Data_Sheet.I6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  <style:map style:condition="is-true-formula(msoxl:AND(NOT(ISBLANK(H7)),ISBLANK(I7)))" style:apply-style-name="cf9" style:base-cell-address="Data_Sheet.I7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  <style:map style:condition="is-true-formula(msoxl:AND(NOT(ISBLANK(K7)),ISBLANK(J7)))" style:apply-style-name="cf9" style:base-cell-address="Data_Sheet.J7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  <style:map style:condition="is-true-formula(msoxl:AND(NOT(ISBLANK(K6)),ISBLANK(J6)))" style:apply-style-name="cf9" style:base-cell-address="Data_Sheet.J6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  <style:map style:condition="is-true-formula(msoxl:AND(NOT(ISBLANK(I7)),ISBLANK(H7)))" style:apply-style-name="cf9" style:base-cell-address="Data_Sheet.H7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  <style:map style:condition="is-true-formula(msoxl:AND(NOT(ISBLANK(I8)),ISBLANK(H8)))" style:apply-style-name="cf9" style:base-cell-address="Data_Sheet.H8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  <style:map style:condition="is-true-formula(msoxl:AND(NOT(ISBLANK(I9)),ISBLANK(H9)))" style:apply-style-name="cf9" style:base-cell-address="Data_Sheet.H9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  <style:map style:condition="is-true-formula(msoxl:AND(NOT(ISBLANK(H8)),ISBLANK(I8)))" style:apply-style-name="cf9" style:base-cell-address="Data_Sheet.I8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  <style:map style:condition="is-true-formula(msoxl:AND(NOT(ISBLANK(H9)),ISBLANK(I9)))" style:apply-style-name="cf9" style:base-cell-address="Data_Sheet.I9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J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  <style:map style:condition="is-true-formula(msoxl:AND(NOT(ISBLANK(H5)),ISBLANK(I5)))" style:apply-style-name="cf9" style:base-cell-address="Data_Sheet.I5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E4)))" style:apply-style-name="cf9" style:base-cell-address="Data_Sheet.E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J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H4)),ISBLANK(I4)))" style:apply-style-name="cf9" style:base-cell-address="Data_Sheet.I4"/>
      <style:map style:condition="is-true-formula(msoxl:AND(NOT(ISBLANK(H4)),ISBLANK(I4)))" style:apply-style-name="cf9" style:base-cell-address="Data_Sheet.I4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  <style:map style:condition="is-true-formula(msoxl:AND(NOT(ISBLANK(K5)),ISBLANK(J5)))" style:apply-style-name="cf9" style:base-cell-address="Data_Sheet.J5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  <style:map style:condition="is-true-formula(msoxl:AND(NOT(ISBLANK(K4)),ISBLANK(J4)))" style:apply-style-name="cf9" style:base-cell-address="Data_Sheet.J4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9" style:base-cell-address="Data_Sheet.J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L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J4)),ISBLANK(K4)))" style:apply-style-name="cf9" style:base-cell-address="Data_Sheet.K4"/>
      <style:map style:condition="is-true-formula(msoxl:AND(NOT(ISBLANK(J4)),ISBLANK(K4)))" style:apply-style-name="cf9" style:base-cell-address="Data_Sheet.K4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L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  <style:map style:condition="is-true-formula(msoxl:AND(NOT(ISBLANK(J5)),ISBLANK(K5)))" style:apply-style-name="cf9" style:base-cell-address="Data_Sheet.K5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  <style:map style:condition="is-true-formula(msoxl:AND(NOT(ISBLANK(K8)),ISBLANK(J8)))" style:apply-style-name="cf9" style:base-cell-address="Data_Sheet.J8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  <style:map style:condition="is-true-formula(msoxl:AND(NOT(ISBLANK(K9)),ISBLANK(J9)))" style:apply-style-name="cf9" style:base-cell-address="Data_Sheet.J9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  <style:map style:condition="is-true-formula(msoxl:AND(NOT(ISBLANK(J8)),ISBLANK(K8)))" style:apply-style-name="cf9" style:base-cell-address="Data_Sheet.K8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  <style:map style:condition="is-true-formula(msoxl:AND(NOT(ISBLANK(J9)),ISBLANK(K9)))" style:apply-style-name="cf9" style:base-cell-address="Data_Sheet.K9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  <style:map style:condition="is-true-formula(msoxl:AND(NOT(ISBLANK(M8)),ISBLANK(L8)))" style:apply-style-name="cf9" style:base-cell-address="Data_Sheet.L8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  <style:map style:condition="is-true-formula(msoxl:AND(NOT(ISBLANK(M9)),ISBLANK(L9)))" style:apply-style-name="cf9" style:base-cell-address="Data_Sheet.L9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  <style:map style:condition="is-true-formula(msoxl:AND(NOT(ISBLANK(J7)),ISBLANK(K7)))" style:apply-style-name="cf9" style:base-cell-address="Data_Sheet.K7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L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  <style:map style:condition="is-true-formula(msoxl:AND(NOT(ISBLANK(J6)),ISBLANK(K6)))" style:apply-style-name="cf9" style:base-cell-address="Data_Sheet.K6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  <style:map style:condition="is-true-formula(msoxl:AND(NOT(ISBLANK(M7)),ISBLANK(L7)))" style:apply-style-name="cf9" style:base-cell-address="Data_Sheet.L7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  <style:map style:condition="is-true-formula(msoxl:AND(NOT(ISBLANK(M6)),ISBLANK(L6)))" style:apply-style-name="cf9" style:base-cell-address="Data_Sheet.L6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N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  <style:map style:condition="is-true-formula(msoxl:AND(NOT(ISBLANK(L6)),ISBLANK(M6)))" style:apply-style-name="cf9" style:base-cell-address="Data_Sheet.M6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  <style:map style:condition="is-true-formula(msoxl:AND(NOT(ISBLANK(L7)),ISBLANK(M7)))" style:apply-style-name="cf9" style:base-cell-address="Data_Sheet.M7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  <style:map style:condition="is-true-formula(msoxl:AND(NOT(ISBLANK(M4)),ISBLANK(L4)))" style:apply-style-name="cf9" style:base-cell-address="Data_Sheet.L4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  <style:map style:condition="is-true-formula(msoxl:AND(NOT(ISBLANK(M5)),ISBLANK(L5)))" style:apply-style-name="cf9" style:base-cell-address="Data_Sheet.L5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N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  <style:map style:condition="is-true-formula(msoxl:AND(NOT(ISBLANK(L5)),ISBLANK(M5)))" style:apply-style-name="cf9" style:base-cell-address="Data_Sheet.M5"/>
    </style:style>
    <style:style style:name="ce8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9" style:base-cell-address="Data_Sheet.L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N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L4)),ISBLANK(M4)))" style:apply-style-name="cf9" style:base-cell-address="Data_Sheet.M4"/>
      <style:map style:condition="is-true-formula(msoxl:AND(NOT(ISBLANK(L4)),ISBLANK(M4)))" style:apply-style-name="cf9" style:base-cell-address="Data_Sheet.M4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M4)))" style:apply-style-name="cf9" style:base-cell-address="Data_Sheet.M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  <style:map style:condition="is-true-formula(msoxl:AND(NOT(ISBLANK(O4)),ISBLANK(N4)))" style:apply-style-name="cf9" style:base-cell-address="Data_Sheet.N4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  <style:map style:condition="is-true-formula(msoxl:AND(NOT(ISBLANK(O5)),ISBLANK(N5)))" style:apply-style-name="cf9" style:base-cell-address="Data_Sheet.N5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P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N4)),ISBLANK(O4)))" style:apply-style-name="cf9" style:base-cell-address="Data_Sheet.O4"/>
      <style:map style:condition="is-true-formula(msoxl:AND(NOT(ISBLANK(N4)),ISBLANK(O4)))" style:apply-style-name="cf9" style:base-cell-address="Data_Sheet.O4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P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  <style:map style:condition="is-true-formula(msoxl:AND(NOT(ISBLANK(N5)),ISBLANK(O5)))" style:apply-style-name="cf9" style:base-cell-address="Data_Sheet.O5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  <style:map style:condition="is-true-formula(msoxl:AND(NOT(ISBLANK(L9)),ISBLANK(M9)))" style:apply-style-name="cf9" style:base-cell-address="Data_Sheet.M9"/>
    </style:style>
    <style:style style:name="ce9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  <style:map style:condition="is-true-formula(msoxl:AND(NOT(ISBLANK(L8)),ISBLANK(M8)))" style:apply-style-name="cf9" style:base-cell-address="Data_Sheet.M8"/>
    </style:style>
    <style:style style:name="ce9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  <style:map style:condition="is-true-formula(msoxl:AND(NOT(ISBLANK(O9)),ISBLANK(N9)))" style:apply-style-name="cf9" style:base-cell-address="Data_Sheet.N9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  <style:map style:condition="is-true-formula(msoxl:AND(NOT(ISBLANK(O8)),ISBLANK(N8)))" style:apply-style-name="cf9" style:base-cell-address="Data_Sheet.N8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  <style:map style:condition="is-true-formula(msoxl:AND(NOT(ISBLANK(N8)),ISBLANK(O8)))" style:apply-style-name="cf9" style:base-cell-address="Data_Sheet.O8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  <style:map style:condition="is-true-formula(msoxl:AND(NOT(ISBLANK(N9)),ISBLANK(O9)))" style:apply-style-name="cf9" style:base-cell-address="Data_Sheet.O9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  <style:map style:condition="is-true-formula(msoxl:AND(NOT(ISBLANK(O6)),ISBLANK(N6)))" style:apply-style-name="cf9" style:base-cell-address="Data_Sheet.N6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  <style:map style:condition="is-true-formula(msoxl:AND(NOT(ISBLANK(O7)),ISBLANK(N7)))" style:apply-style-name="cf9" style:base-cell-address="Data_Sheet.N7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P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  <style:map style:condition="is-true-formula(msoxl:AND(NOT(ISBLANK(N6)),ISBLANK(O6)))" style:apply-style-name="cf9" style:base-cell-address="Data_Sheet.O6"/>
    </style:style>
    <style:style style:name="ce10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  <style:map style:condition="is-true-formula(msoxl:AND(NOT(ISBLANK(N7)),ISBLANK(O7)))" style:apply-style-name="cf9" style:base-cell-address="Data_Sheet.O7"/>
    </style:style>
    <style:style style:name="ce10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Q9)),ISBLANK(P9)))" style:apply-style-name="cf9" style:base-cell-address="Data_Sheet.P9"/>
      <style:map style:condition="is-true-formula(msoxl:AND(NOT(ISBLANK(Q9)),ISBLANK(P9)))" style:apply-style-name="cf9" style:base-cell-address="Data_Sheet.P9"/>
      <style:map style:condition="is-true-formula(msoxl:AND(NOT(ISBLANK(Q9)),ISBLANK(P9)))" style:apply-style-name="cf9" style:base-cell-address="Data_Sheet.P9"/>
    </style:style>
    <style:style style:name="ce10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Q5)),ISBLANK(P5)))" style:apply-style-name="cf9" style:base-cell-address="Data_Sheet.P5"/>
      <style:map style:condition="is-true-formula(msoxl:AND(NOT(ISBLANK(Q5)),ISBLANK(P5)))" style:apply-style-name="cf9" style:base-cell-address="Data_Sheet.P5"/>
      <style:map style:condition="is-true-formula(msoxl:AND(NOT(ISBLANK(Q5)),ISBLANK(P5)))" style:apply-style-name="cf9" style:base-cell-address="Data_Sheet.P5"/>
      <style:map style:condition="is-true-formula(msoxl:AND(NOT(ISBLANK(Q5)),ISBLANK(P5)))" style:apply-style-name="cf9" style:base-cell-address="Data_Sheet.P5"/>
    </style:style>
    <style:style style:name="ce10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7)),ISBLANK(Q7)))" style:apply-style-name="cf9" style:base-cell-address="Data_Sheet.Q7"/>
      <style:map style:condition="is-true-formula(msoxl:AND(NOT(ISBLANK(R7)),ISBLANK(Q7)))" style:apply-style-name="cf9" style:base-cell-address="Data_Sheet.Q7"/>
      <style:map style:condition="is-true-formula(msoxl:AND(NOT(ISBLANK(R7)),ISBLANK(Q7)))" style:apply-style-name="cf9" style:base-cell-address="Data_Sheet.Q7"/>
      <style:map style:condition="is-true-formula(msoxl:AND(NOT(ISBLANK(R7)),ISBLANK(Q7)))" style:apply-style-name="cf9" style:base-cell-address="Data_Sheet.Q7"/>
      <style:map style:condition="is-true-formula(msoxl:AND(NOT(ISBLANK(P7)),ISBLANK(Q7)))" style:apply-style-name="cf9" style:base-cell-address="Data_Sheet.Q7"/>
      <style:map style:condition="is-true-formula(msoxl:AND(NOT(ISBLANK(P7)),ISBLANK(Q7)))" style:apply-style-name="cf9" style:base-cell-address="Data_Sheet.Q7"/>
      <style:map style:condition="is-true-formula(msoxl:AND(NOT(ISBLANK(P7)),ISBLANK(Q7)))" style:apply-style-name="cf9" style:base-cell-address="Data_Sheet.Q7"/>
    </style:style>
    <style:style style:name="ce10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6)),ISBLANK(Q6)))" style:apply-style-name="cf9" style:base-cell-address="Data_Sheet.Q6"/>
      <style:map style:condition="is-true-formula(msoxl:AND(NOT(ISBLANK(R6)),ISBLANK(Q6)))" style:apply-style-name="cf9" style:base-cell-address="Data_Sheet.Q6"/>
      <style:map style:condition="is-true-formula(msoxl:AND(NOT(ISBLANK(R6)),ISBLANK(Q6)))" style:apply-style-name="cf9" style:base-cell-address="Data_Sheet.Q6"/>
      <style:map style:condition="is-true-formula(msoxl:AND(NOT(ISBLANK(R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  <style:map style:condition="is-true-formula(msoxl:AND(NOT(ISBLANK(P6)),ISBLANK(Q6)))" style:apply-style-name="cf9" style:base-cell-address="Data_Sheet.Q6"/>
    </style:style>
    <style:style style:name="ce10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  <style:map style:condition="is-true-formula(msoxl:AND(NOT(ISBLANK(S8)),ISBLANK(R8)))" style:apply-style-name="cf9" style:base-cell-address="Data_Sheet.R8"/>
    </style:style>
    <style:style style:name="ce10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  <style:map style:condition="is-true-formula(msoxl:AND(NOT(ISBLANK(S6)),ISBLANK(R6)))" style:apply-style-name="cf9" style:base-cell-address="Data_Sheet.R6"/>
    </style:style>
    <style:style style:name="ce10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7)),ISBLANK(R7)))" style:apply-style-name="cf9" style:base-cell-address="Data_Sheet.R7"/>
      <style:map style:condition="is-true-formula(msoxl:AND(NOT(ISBLANK(S7)),ISBLANK(R7)))" style:apply-style-name="cf9" style:base-cell-address="Data_Sheet.R7"/>
      <style:map style:condition="is-true-formula(msoxl:AND(NOT(ISBLANK(S7)),ISBLANK(R7)))" style:apply-style-name="cf9" style:base-cell-address="Data_Sheet.R7"/>
      <style:map style:condition="is-true-formula(msoxl:AND(NOT(ISBLANK(S7)),ISBLANK(R7)))" style:apply-style-name="cf9" style:base-cell-address="Data_Sheet.R7"/>
    </style:style>
    <style:style style:name="ce10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  <style:map style:condition="is-true-formula(msoxl:AND(NOT(ISBLANK(Q4)),ISBLANK(P4)))" style:apply-style-name="cf9" style:base-cell-address="Data_Sheet.P4"/>
    </style:style>
    <style:style style:name="ce10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R4)),ISBLANK(Q4)))" style:apply-style-name="cf9" style:base-cell-address="Data_Sheet.Q4"/>
      <style:map style:condition="is-true-formula(msoxl:AND(NOT(ISBLANK(R4)),ISBLANK(Q4)))" style:apply-style-name="cf9" style:base-cell-address="Data_Sheet.Q4"/>
      <style:map style:condition="is-true-formula(msoxl:AND(NOT(ISBLANK(R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  <style:map style:condition="is-true-formula(msoxl:AND(NOT(ISBLANK(P4)),ISBLANK(Q4)))" style:apply-style-name="cf9" style:base-cell-address="Data_Sheet.Q4"/>
    </style:style>
    <style:style style:name="ce1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Q4)),ISBLANK(P4)))" style:apply-style-name="cf9" style:base-cell-address="Data_Sheet.P4"/>
      <style:map style:condition="is-true-formula(msoxl:AND(NOT(ISBLANK(R5)),ISBLANK(Q5)))" style:apply-style-name="cf9" style:base-cell-address="Data_Sheet.Q5"/>
      <style:map style:condition="is-true-formula(msoxl:AND(NOT(ISBLANK(R5)),ISBLANK(Q5)))" style:apply-style-name="cf9" style:base-cell-address="Data_Sheet.Q5"/>
      <style:map style:condition="is-true-formula(msoxl:AND(NOT(ISBLANK(R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  <style:map style:condition="is-true-formula(msoxl:AND(NOT(ISBLANK(P5)),ISBLANK(Q5)))" style:apply-style-name="cf9" style:base-cell-address="Data_Sheet.Q5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Q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  <style:map style:condition="is-true-formula(msoxl:AND(NOT(ISBLANK(S4)),ISBLANK(R4)))" style:apply-style-name="cf9" style:base-cell-address="Data_Sheet.R4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  <style:map style:condition="is-true-formula(msoxl:AND(NOT(ISBLANK(S5)),ISBLANK(R5)))" style:apply-style-name="cf9" style:base-cell-address="Data_Sheet.R5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  <style:map style:condition="is-true-formula(msoxl:AND(NOT(ISBLANK(R7)),ISBLANK(S7)))" style:apply-style-name="cf9" style:base-cell-address="Data_Sheet.S7"/>
    </style:style>
    <style:style style:name="ce11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  <style:map style:condition="is-true-formula(msoxl:AND(NOT(ISBLANK(R8)),ISBLANK(S8)))" style:apply-style-name="cf9" style:base-cell-address="Data_Sheet.S8"/>
    </style:style>
    <style:style style:name="ce11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T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  <style:map style:condition="is-true-formula(msoxl:AND(NOT(ISBLANK(R6)),ISBLANK(S6)))" style:apply-style-name="cf9" style:base-cell-address="Data_Sheet.S6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7)),ISBLANK(T7)))" style:apply-style-name="cf9" style:base-cell-address="Data_Sheet.T7"/>
      <style:map style:condition="is-true-formula(msoxl:AND(NOT(ISBLANK(U7)),ISBLANK(T7)))" style:apply-style-name="cf9" style:base-cell-address="Data_Sheet.T7"/>
      <style:map style:condition="is-true-formula(msoxl:AND(NOT(ISBLANK(U7)),ISBLANK(T7)))" style:apply-style-name="cf9" style:base-cell-address="Data_Sheet.T7"/>
      <style:map style:condition="is-true-formula(msoxl:AND(NOT(ISBLANK(U7)),ISBLANK(T7)))" style:apply-style-name="cf9" style:base-cell-address="Data_Sheet.T7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  <style:map style:condition="is-true-formula(msoxl:AND(NOT(ISBLANK(U6)),ISBLANK(T6)))" style:apply-style-name="cf9" style:base-cell-address="Data_Sheet.T6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  <style:map style:condition="is-true-formula(msoxl:AND(NOT(ISBLANK(U8)),ISBLANK(T8)))" style:apply-style-name="cf9" style:base-cell-address="Data_Sheet.T8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  <style:map style:condition="is-true-formula(msoxl:AND(NOT(ISBLANK(R5)),ISBLANK(S5)))" style:apply-style-name="cf9" style:base-cell-address="Data_Sheet.S5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R4)))" style:apply-style-name="cf9" style:base-cell-address="Data_Sheet.R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T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R4)),ISBLANK(S4)))" style:apply-style-name="cf9" style:base-cell-address="Data_Sheet.S4"/>
      <style:map style:condition="is-true-formula(msoxl:AND(NOT(ISBLANK(R4)),ISBLANK(S4)))" style:apply-style-name="cf9" style:base-cell-address="Data_Sheet.S4"/>
    </style:style>
    <style:style style:name="ce1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  <style:map style:condition="is-true-formula(msoxl:AND(NOT(ISBLANK(U4)),ISBLANK(T4)))" style:apply-style-name="cf9" style:base-cell-address="Data_Sheet.T4"/>
    </style:style>
    <style:style style:name="ce1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  <style:map style:condition="is-true-formula(msoxl:AND(NOT(ISBLANK(U5)),ISBLANK(T5)))" style:apply-style-name="cf9" style:base-cell-address="Data_Sheet.T5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  <style:map style:condition="is-true-formula(msoxl:AND(NOT(ISBLANK(T4)),ISBLANK(U4)))" style:apply-style-name="cf9" style:base-cell-address="Data_Sheet.U4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  <style:map style:condition="is-true-formula(msoxl:AND(NOT(ISBLANK(T5)),ISBLANK(U5)))" style:apply-style-name="cf9" style:base-cell-address="Data_Sheet.U5"/>
    </style:style>
    <style:style style:name="ce12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R8)),ISBLANK(Q8)))" style:apply-style-name="cf9" style:base-cell-address="Data_Sheet.Q8"/>
      <style:map style:condition="is-true-formula(msoxl:AND(NOT(ISBLANK(R8)),ISBLANK(Q8)))" style:apply-style-name="cf9" style:base-cell-address="Data_Sheet.Q8"/>
      <style:map style:condition="is-true-formula(msoxl:AND(NOT(ISBLANK(R8)),ISBLANK(Q8)))" style:apply-style-name="cf9" style:base-cell-address="Data_Sheet.Q8"/>
      <style:map style:condition="is-true-formula(msoxl:AND(NOT(ISBLANK(R8)),ISBLANK(Q8)))" style:apply-style-name="cf9" style:base-cell-address="Data_Sheet.Q8"/>
      <style:map style:condition="is-true-formula(msoxl:AND(NOT(ISBLANK(P8)),ISBLANK(Q8)))" style:apply-style-name="cf9" style:base-cell-address="Data_Sheet.Q8"/>
      <style:map style:condition="is-true-formula(msoxl:AND(NOT(ISBLANK(P8)),ISBLANK(Q8)))" style:apply-style-name="cf9" style:base-cell-address="Data_Sheet.Q8"/>
      <style:map style:condition="is-true-formula(msoxl:AND(NOT(ISBLANK(P8)),ISBLANK(Q8)))" style:apply-style-name="cf9" style:base-cell-address="Data_Sheet.Q8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  <style:map style:condition="is-true-formula(msoxl:AND(NOT(ISBLANK(S9)),ISBLANK(R9)))" style:apply-style-name="cf9" style:base-cell-address="Data_Sheet.R9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  <style:map style:condition="is-true-formula(msoxl:AND(NOT(ISBLANK(R9)),ISBLANK(S9)))" style:apply-style-name="cf9" style:base-cell-address="Data_Sheet.S9"/>
    </style:style>
    <style:style style:name="ce1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  <style:map style:condition="is-true-formula(msoxl:AND(NOT(ISBLANK(U9)),ISBLANK(T9)))" style:apply-style-name="cf9" style:base-cell-address="Data_Sheet.T9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  <style:map style:condition="is-true-formula(msoxl:AND(NOT(ISBLANK(T7)),ISBLANK(U7)))" style:apply-style-name="cf9" style:base-cell-address="Data_Sheet.U7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  <style:map style:condition="is-true-formula(msoxl:AND(NOT(ISBLANK(T6)),ISBLANK(U6)))" style:apply-style-name="cf9" style:base-cell-address="Data_Sheet.U6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  <style:map style:condition="is-true-formula(msoxl:AND(NOT(ISBLANK(W6)),ISBLANK(V6)))" style:apply-style-name="cf9" style:base-cell-address="Data_Sheet.V6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  <style:map style:condition="is-true-formula(msoxl:AND(NOT(ISBLANK(W8)),ISBLANK(V8)))" style:apply-style-name="cf9" style:base-cell-address="Data_Sheet.V8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  <style:map style:condition="is-true-formula(msoxl:AND(NOT(ISBLANK(W7)),ISBLANK(V7)))" style:apply-style-name="cf9" style:base-cell-address="Data_Sheet.V7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  <style:map style:condition="is-true-formula(msoxl:AND(NOT(ISBLANK(W5)),ISBLANK(V5)))" style:apply-style-name="cf9" style:base-cell-address="Data_Sheet.V5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  <style:map style:condition="is-true-formula(msoxl:AND(NOT(ISBLANK(W4)),ISBLANK(V4)))" style:apply-style-name="cf9" style:base-cell-address="Data_Sheet.V4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  <style:map style:condition="is-true-formula(msoxl:AND(NOT(ISBLANK(V5)),ISBLANK(W5)))" style:apply-style-name="cf9" style:base-cell-address="Data_Sheet.W5"/>
    </style:style>
    <style:style style:name="ce1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  <style:map style:condition="is-true-formula(msoxl:AND(NOT(ISBLANK(V4)),ISBLANK(W4)))" style:apply-style-name="cf9" style:base-cell-address="Data_Sheet.W4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  <style:map style:condition="is-true-formula(msoxl:AND(NOT(ISBLANK(X4)),ISBLANK(Y4)))" style:apply-style-name="cf9" style:base-cell-address="Data_Sheet.Y4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  <style:map style:condition="is-true-formula(msoxl:AND(NOT(ISBLANK(X5)),ISBLANK(Y5)))" style:apply-style-name="cf9" style:base-cell-address="Data_Sheet.Y5"/>
    </style:style>
    <style:style style:name="ce1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  <style:map style:condition="is-true-formula(msoxl:AND(NOT(ISBLANK(Y4)),ISBLANK(X4)))" style:apply-style-name="cf9" style:base-cell-address="Data_Sheet.X4"/>
    </style:style>
    <style:style style:name="ce1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  <style:map style:condition="is-true-formula(msoxl:AND(NOT(ISBLANK(Y5)),ISBLANK(X5)))" style:apply-style-name="cf9" style:base-cell-address="Data_Sheet.X5"/>
    </style:style>
    <style:style style:name="ce142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  <style:map style:condition="is-true-formula(msoxl:AND(NOT(ISBLANK(Z6)),ISBLANK(AA6)))" style:apply-style-name="cf9" style:base-cell-address="Data_Sheet.AA6"/>
    </style:style>
    <style:style style:name="ce14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Y5)),ISBLANK(Z5)))" style:apply-style-name="cf9" style:base-cell-address="Data_Sheet.Z5"/>
      <style:map style:condition="is-true-formula(msoxl:AND(NOT(ISBLANK(AA5)),ISBLANK(Z5)))" style:apply-style-name="cf9" style:base-cell-address="Data_Sheet.Z5"/>
    </style:style>
    <style:style style:name="ce14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  <style:map style:condition="is-true-formula(msoxl:AND(NOT(ISBLANK(Z5)),ISBLANK(AA5)))" style:apply-style-name="cf9" style:base-cell-address="Data_Sheet.AA5"/>
    </style:style>
    <style:style style:name="ce145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  <style:map style:condition="is-true-formula(msoxl:AND(NOT(ISBLANK(Z7)),ISBLANK(AA7)))" style:apply-style-name="cf9" style:base-cell-address="Data_Sheet.AA7"/>
    </style:style>
    <style:style style:name="ce146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9" style:base-cell-address="Data_Sheet.Z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  <style:map style:condition="is-true-formula(msoxl:AND(NOT(ISBLANK(Z4)),ISBLANK(AA4)))" style:apply-style-name="cf9" style:base-cell-address="Data_Sheet.AA4"/>
    </style:style>
    <style:style style:name="ce147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  <style:map style:condition="is-true-formula(msoxl:AND(NOT(ISBLANK(Z8)),ISBLANK(AA8)))" style:apply-style-name="cf9" style:base-cell-address="Data_Sheet.AA8"/>
    </style:style>
    <style:style style:name="ce14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Y4)),ISBLANK(Z4)))" style:apply-style-name="cf9" style:base-cell-address="Data_Sheet.Z4"/>
      <style:map style:condition="is-true-formula(msoxl:AND(NOT(ISBLANK(AA4)),ISBLANK(Z4)))" style:apply-style-name="cf9" style:base-cell-address="Data_Sheet.Z4"/>
      <style:map style:condition="is-true-formula(msoxl:AND(NOT(ISBLANK(AA4)),ISBLANK(Z4)))" style:apply-style-name="cf9" style:base-cell-address="Data_Sheet.Z4"/>
    </style:style>
    <style:style style:name="ce14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4)),ISBLANK(Z4)))" style:apply-style-name="cf9" style:base-cell-address="Data_Sheet.Z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A4)),ISBLANK(AB4)))" style:apply-style-name="cf9" style:base-cell-address="Data_Sheet.AB4"/>
      <style:map style:condition="is-true-formula(msoxl:AND(NOT(ISBLANK(AC4)),ISBLANK(AB4)))" style:apply-style-name="cf9" style:base-cell-address="Data_Sheet.AB4"/>
      <style:map style:condition="is-true-formula(msoxl:AND(NOT(ISBLANK(AC4)),ISBLANK(AB4)))" style:apply-style-name="cf9" style:base-cell-address="Data_Sheet.AB4"/>
    </style:style>
    <style:style style:name="ce150" style:family="table-cell" style:parent-style-name="Default" style:data-style-name="N39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Y9)),ISBLANK(Z9)))" style:apply-style-name="cf9" style:base-cell-address="Data_Sheet.Z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  <style:map style:condition="is-true-formula(msoxl:AND(NOT(ISBLANK(Z9)),ISBLANK(AA9)))" style:apply-style-name="cf9" style:base-cell-address="Data_Sheet.AA9"/>
    </style:style>
    <style:style style:name="ce15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  <style:map style:condition="is-true-formula(msoxl:AND(NOT(ISBLANK(Y9)),ISBLANK(Z9)))" style:apply-style-name="cf9" style:base-cell-address="Data_Sheet.Z9"/>
    </style:style>
    <style:style style:name="ce1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  <style:map style:condition="is-true-formula(msoxl:AND(NOT(ISBLANK(Y7)),ISBLANK(X7)))" style:apply-style-name="cf9" style:base-cell-address="Data_Sheet.X7"/>
    </style:style>
    <style:style style:name="ce1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  <style:map style:condition="is-true-formula(msoxl:AND(NOT(ISBLANK(Y6)),ISBLANK(X6)))" style:apply-style-name="cf9" style:base-cell-address="Data_Sheet.X6"/>
    </style:style>
    <style:style style:name="ce1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  <style:map style:condition="is-true-formula(msoxl:AND(NOT(ISBLANK(Y8)),ISBLANK(X8)))" style:apply-style-name="cf9" style:base-cell-address="Data_Sheet.X8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  <style:map style:condition="is-true-formula(msoxl:AND(NOT(ISBLANK(X7)),ISBLANK(Y7)))" style:apply-style-name="cf9" style:base-cell-address="Data_Sheet.Y7"/>
    </style:style>
    <style:style style:name="ce1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  <style:map style:condition="is-true-formula(msoxl:AND(NOT(ISBLANK(V7)),ISBLANK(W7)))" style:apply-style-name="cf9" style:base-cell-address="Data_Sheet.W7"/>
    </style:style>
    <style:style style:name="ce1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  <style:map style:condition="is-true-formula(msoxl:AND(NOT(ISBLANK(V6)),ISBLANK(W6)))" style:apply-style-name="cf9" style:base-cell-address="Data_Sheet.W6"/>
    </style:style>
    <style:style style:name="ce1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  <style:map style:condition="is-true-formula(msoxl:AND(NOT(ISBLANK(V8)),ISBLANK(W8)))" style:apply-style-name="cf9" style:base-cell-address="Data_Sheet.W8"/>
    </style:style>
    <style:style style:name="ce1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  <style:map style:condition="is-true-formula(msoxl:AND(NOT(ISBLANK(X6)),ISBLANK(Y6)))" style:apply-style-name="cf9" style:base-cell-address="Data_Sheet.Y6"/>
    </style:style>
    <style:style style:name="ce1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  <style:map style:condition="is-true-formula(msoxl:AND(NOT(ISBLANK(X8)),ISBLANK(Y8)))" style:apply-style-name="cf9" style:base-cell-address="Data_Sheet.Y8"/>
    </style:style>
    <style:style style:name="ce161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9" style:base-cell-address="Data_Sheet.AC4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  <style:map style:condition="is-true-formula(msoxl:AND(NOT(ISBLANK(AB5)),ISBLANK(AC5)))" style:apply-style-name="cf9" style:base-cell-address="Data_Sheet.AC5"/>
    </style:style>
    <style:style style:name="ce16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A5)),ISBLANK(AB5)))" style:apply-style-name="cf9" style:base-cell-address="Data_Sheet.AB5"/>
      <style:map style:condition="is-true-formula(msoxl:AND(NOT(ISBLANK(AC5)),ISBLANK(AB5)))" style:apply-style-name="cf9" style:base-cell-address="Data_Sheet.AB5"/>
    </style:style>
    <style:style style:name="ce16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  <style:map style:condition="is-true-formula(msoxl:AND(NOT(ISBLANK(AB6)),ISBLANK(AC6)))" style:apply-style-name="cf9" style:base-cell-address="Data_Sheet.AC6"/>
    </style:style>
    <style:style style:name="ce16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6)),ISBLANK(AC6)))" style:apply-style-name="cf9" style:base-cell-address="Data_Sheet.AC6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  <style:map style:condition="is-true-formula(msoxl:AND(NOT(ISBLANK(AB7)),ISBLANK(AC7)))" style:apply-style-name="cf9" style:base-cell-address="Data_Sheet.AC7"/>
    </style:style>
    <style:style style:name="ce16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  <style:map style:condition="is-true-formula(msoxl:AND(NOT(ISBLANK(AB8)),ISBLANK(AC8)))" style:apply-style-name="cf9" style:base-cell-address="Data_Sheet.AC8"/>
    </style:style>
    <style:style style:name="ce16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Y8)),ISBLANK(Z8)))" style:apply-style-name="cf9" style:base-cell-address="Data_Sheet.Z8"/>
      <style:map style:condition="is-true-formula(msoxl:AND(NOT(ISBLANK(Y9)),ISBLANK(Z9)))" style:apply-style-name="cf9" style:base-cell-address="Data_Sheet.Z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  <style:map style:condition="is-true-formula(msoxl:AND(NOT(ISBLANK(AA9)),ISBLANK(AB9)))" style:apply-style-name="cf9" style:base-cell-address="Data_Sheet.AB9"/>
    </style:style>
    <style:style style:name="ce167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  <style:map style:condition="is-true-formula(msoxl:AND(NOT(ISBLANK(AB4)),ISBLANK(AC4)))" style:apply-style-name="cf9" style:base-cell-address="Data_Sheet.AC4"/>
    </style:style>
    <style:style style:name="ce1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  <style:map style:condition="is-true-formula(msoxl:AND(NOT(ISBLANK(T9)),ISBLANK(U9)))" style:apply-style-name="cf9" style:base-cell-address="Data_Sheet.U9"/>
    </style:style>
    <style:style style:name="ce1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  <style:map style:condition="is-true-formula(msoxl:AND(NOT(ISBLANK(T8)),ISBLANK(U8)))" style:apply-style-name="cf9" style:base-cell-address="Data_Sheet.U8"/>
    </style:style>
    <style:style style:name="ce1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  <style:map style:condition="is-true-formula(msoxl:AND(NOT(ISBLANK(W9)),ISBLANK(V9)))" style:apply-style-name="cf9" style:base-cell-address="Data_Sheet.V9"/>
    </style:style>
    <style:style style:name="ce1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  <style:map style:condition="is-true-formula(msoxl:AND(NOT(ISBLANK(V9)),ISBLANK(W9)))" style:apply-style-name="cf9" style:base-cell-address="Data_Sheet.W9"/>
    </style:style>
    <style:style style:name="ce1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  <style:map style:condition="is-true-formula(msoxl:AND(NOT(ISBLANK(Y9)),ISBLANK(X9)))" style:apply-style-name="cf9" style:base-cell-address="Data_Sheet.X9"/>
    </style:style>
    <style:style style:name="ce1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  <style:map style:condition="is-true-formula(msoxl:AND(NOT(ISBLANK(X9)),ISBLANK(Y9)))" style:apply-style-name="cf9" style:base-cell-address="Data_Sheet.Y9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6">
            <text:p>Organisation name</text:p>
          </table:table-cell>
          <table:table-cell office:value-type="string" table:number-columns-spanned="1" table:number-rows-spanned="3" table:content-validation-name="val2" table:style-name="ce16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6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6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6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6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6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6">
            <text:p>Admin officers/admin assistants</text:p>
          </table:table-cell>
          <table:covered-table-cell/>
          <table:table-cell office:value-type="string" table:number-columns-spanned="2" table:number-rows-spanned="1" table:style-name="ce16">
            <text:p>Executive Officers</text:p>
          </table:table-cell>
          <table:covered-table-cell/>
          <table:table-cell office:value-type="string" table:number-columns-spanned="2" table:number-rows-spanned="1" table:style-name="ce16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6">
            <text:p>Grade 6/7</text:p>
          </table:table-cell>
          <table:covered-table-cell/>
          <table:table-cell office:value-type="string" table:number-columns-spanned="2" table:number-rows-spanned="1" table:style-name="ce16">
            <text:p>Senior Civil Service</text:p>
          </table:table-cell>
          <table:covered-table-cell/>
          <table:table-cell office:value-type="string" table:number-columns-spanned="2" table:number-rows-spanned="1" table:style-name="ce16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7">
            <text:p>Interim managers</text:p>
          </table:table-cell>
          <table:covered-table-cell/>
          <table:table-cell office:value-type="string" table:number-columns-spanned="2" table:number-rows-spanned="1" table:style-name="ce17">
            <text:p>Specialist Contractors</text:p>
          </table:table-cell>
          <table:covered-table-cell/>
          <table:table-cell office:value-type="string" table:number-columns-spanned="2" table:number-rows-spanned="1" table:style-name="ce17">
            <text:p>Consultants/consultancy</text:p>
          </table:table-cell>
          <table:covered-table-cell/>
          <table:table-cell office:value-type="string" table:number-columns-spanned="2" table:number-rows-spanned="1" table:style-name="ce1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6">
            <text:p>Salary</text:p>
          </table:table-cell>
          <table:table-cell office:value-type="string" table:number-columns-spanned="1" table:number-rows-spanned="2" table:style-name="ce16">
            <text:p>Allowances</text:p>
          </table:table-cell>
          <table:table-cell office:value-type="string" table:number-columns-spanned="1" table:number-rows-spanned="2" table:style-name="ce16">
            <text:p>Non-consolidated performance payments</text:p>
          </table:table-cell>
          <table:table-cell office:value-type="string" table:number-columns-spanned="1" table:number-rows-spanned="2" table:style-name="ce16">
            <text:p>Overtime</text:p>
          </table:table-cell>
          <table:table-cell office:value-type="string" table:number-columns-spanned="1" table:number-rows-spanned="2" table:style-name="ce16">
            <text:p>Employer pension contributions</text:p>
          </table:table-cell>
          <table:table-cell office:value-type="string" table:number-columns-spanned="1" table:number-rows-spanned="2" table:style-name="ce16">
            <text:p>Employer national insurance contributions</text:p>
          </table:table-cell>
          <table:table-cell office:value-type="string" table:number-columns-spanned="1" table:number-rows-spanned="2" table:style-name="ce16">
            <text:p>Total paybill for payroll staff</text:p>
          </table:table-cell>
          <table:table-cell office:value-type="string" table:number-columns-spanned="1" table:number-rows-spanned="2" table:style-name="ce16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6">
            <text:p>Total cost of consultants/</text:p>
            <text:p>consultancy</text:p>
          </table:table-cell>
          <table:table-cell office:value-type="string" table:number-columns-spanned="1" table:number-rows-spanned="2" table:style-name="ce16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19">
            <text:p>Ministerial Department</text:p>
          </table:table-cell>
          <table:table-cell office:value-type="string" table:style-name="ce21">
            <text:p>Home Office</text:p>
          </table:table-cell>
          <table:table-cell office:value-type="float" office:value="7628" table:style-name="ce30">
            <text:p>7628</text:p>
          </table:table-cell>
          <table:table-cell office:value-type="float" office:value="6802.88" table:style-name="ce33">
            <text:p>6802.88</text:p>
          </table:table-cell>
          <table:table-cell office:value-type="float" office:value="12188" table:style-name="ce50">
            <text:p>12188</text:p>
          </table:table-cell>
          <table:table-cell office:value-type="float" office:value="11209.17" table:style-name="ce51">
            <text:p>11209.17</text:p>
          </table:table-cell>
          <table:table-cell office:value-type="float" office:value="6892" table:style-name="ce53">
            <text:p>6892</text:p>
          </table:table-cell>
          <table:table-cell office:value-type="float" office:value="6634.29" table:style-name="ce66">
            <text:p>6634.29</text:p>
          </table:table-cell>
          <table:table-cell office:value-type="float" office:value="2350" table:style-name="ce68">
            <text:p>2350</text:p>
          </table:table-cell>
          <table:table-cell office:value-type="float" office:value="2293.7399999999998" table:style-name="ce69">
            <text:p>2293.74</text:p>
          </table:table-cell>
          <table:table-cell office:value-type="float" office:value="228" table:style-name="ce83">
            <text:p>228</text:p>
          </table:table-cell>
          <table:table-cell office:value-type="float" office:value="226.16" table:style-name="ce86">
            <text:p>226.16</text:p>
          </table:table-cell>
          <table:table-cell office:value-type="float" office:value="0" table:style-name="ce87">
            <text:p>0</text:p>
          </table:table-cell>
          <table:table-cell office:value-type="float" office:value="0" table:style-name="ce89">
            <text:p>0</text:p>
          </table:table-cell>
          <table:table-cell office:value-type="float" office:value="29286" table:content-validation-name="val2" table:style-name="ce108">
            <text:p>29,286</text:p>
          </table:table-cell>
          <table:table-cell office:value-type="float" office:value="27166" table:content-validation-name="val2" table:style-name="ce109">
            <text:p>27,166</text:p>
          </table:table-cell>
          <table:table-cell office:value-type="float" office:value="1655" table:style-name="ce111">
            <text:p>1655</text:p>
          </table:table-cell>
          <table:table-cell office:value-type="float" office:value="1505.84" table:style-name="ce120">
            <text:p>1505.84</text:p>
          </table:table-cell>
          <table:table-cell office:value-type="float" office:value="0" table:style-name="ce121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35">
            <text:p>0</text:p>
          </table:table-cell>
          <table:table-cell office:value-type="float" office:value="0" table:style-name="ce137">
            <text:p>0</text:p>
          </table:table-cell>
          <table:table-cell office:value-type="float" office:value="0" table:style-name="ce140">
            <text:p>0</text:p>
          </table:table-cell>
          <table:table-cell office:value-type="float" office:value="0" table:style-name="ce138">
            <text:p>0</text:p>
          </table:table-cell>
          <table:table-cell office:value-type="float" office:value="1655" table:style-name="ce148">
            <text:p>1,655</text:p>
          </table:table-cell>
          <table:table-cell office:value-type="float" office:value="1505.84" table:style-name="ce146">
            <text:p>1,505.84</text:p>
          </table:table-cell>
          <table:table-cell office:value-type="float" office:value="30941" table:content-validation-name="val2" table:style-name="ce149">
            <text:p>30,941</text:p>
          </table:table-cell>
          <table:table-cell office:value-type="float" office:value="28672" table:content-validation-name="val2" table:style-name="ce167">
            <text:p>28,672</text:p>
          </table:table-cell>
          <table:table-cell office:value-type="currency" office:value="70217663.790000007" table:content-validation-name="val1" table:style-name="ce10">
            <text:p>£70,217,663.79</text:p>
          </table:table-cell>
          <table:table-cell office:value-type="currency" office:value="6936715.7699999996" table:content-validation-name="val1" table:style-name="ce10">
            <text:p>£6,936,715.77</text:p>
          </table:table-cell>
          <table:table-cell office:value-type="currency" office:value="49169.83" table:content-validation-name="val1" table:style-name="ce10">
            <text:p>£49,169.83</text:p>
          </table:table-cell>
          <table:table-cell office:value-type="currency" office:value="606845.98" table:content-validation-name="val1" table:style-name="ce10">
            <text:p>£606,845.98</text:p>
          </table:table-cell>
          <table:table-cell office:value-type="currency" office:value="15370407.310000001" table:content-validation-name="val1" table:style-name="ce10">
            <text:p>£15,370,407.31</text:p>
          </table:table-cell>
          <table:table-cell office:value-type="currency" office:value="7862822.3399999999" table:content-validation-name="val1" table:style-name="ce10">
            <text:p>£7,862,822.34</text:p>
          </table:table-cell>
          <table:table-cell office:value-type="currency" office:value="101043625.02" table:style-name="ce11">
            <text:p>£101,043,625.02</text:p>
          </table:table-cell>
          <table:table-cell office:value-type="currency" office:value="4440271.6500000004" table:content-validation-name="val1" table:style-name="ce12">
            <text:p>£4,440,271.65</text:p>
          </table:table-cell>
          <table:table-cell office:value-type="currency" office:value="900774.19" table:content-validation-name="val1" table:style-name="ce12">
            <text:p>£900,774.19</text:p>
          </table:table-cell>
          <table:table-cell office:value-type="currency" office:value="5341045.84" table:style-name="ce11">
            <text:p>£5,341,045.84</text:p>
          </table:table-cell>
          <table:table-cell office:value-type="currency" office:value="106384670.86" table:style-name="ce13">
            <text:p>£106,384,670.86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18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375" table:style-name="ce31">
            <text:p>375</text:p>
          </table:table-cell>
          <table:table-cell office:value-type="float" office:value="295.18" table:style-name="ce32">
            <text:p>295.18</text:p>
          </table:table-cell>
          <table:table-cell office:value-type="float" office:value="240" table:style-name="ce49">
            <text:p>240</text:p>
          </table:table-cell>
          <table:table-cell office:value-type="float" office:value="221.26" table:style-name="ce52">
            <text:p>221.26</text:p>
          </table:table-cell>
          <table:table-cell office:value-type="float" office:value="333" table:style-name="ce54">
            <text:p>333</text:p>
          </table:table-cell>
          <table:table-cell office:value-type="float" office:value="317.7" table:style-name="ce65">
            <text:p>317.7</text:p>
          </table:table-cell>
          <table:table-cell office:value-type="float" office:value="43" table:style-name="ce67">
            <text:p>43</text:p>
          </table:table-cell>
          <table:table-cell office:value-type="float" office:value="42.61" table:style-name="ce70">
            <text:p>42.61</text:p>
          </table:table-cell>
          <table:table-cell office:value-type="float" office:value="9" table:style-name="ce84">
            <text:p>9</text:p>
          </table:table-cell>
          <table:table-cell office:value-type="float" office:value="9" table:style-name="ce85">
            <text:p>9</text:p>
          </table:table-cell>
          <table:table-cell office:value-type="float" office:value="7" table:style-name="ce88">
            <text:p>7</text:p>
          </table:table-cell>
          <table:table-cell office:value-type="float" office:value="0.87" table:style-name="ce90">
            <text:p>0.87</text:p>
          </table:table-cell>
          <table:table-cell office:value-type="float" office:value="1007" table:content-validation-name="val2" table:style-name="ce102">
            <text:p>1,007</text:p>
          </table:table-cell>
          <table:table-cell office:value-type="float" office:value="887" table:content-validation-name="val2" table:style-name="ce110">
            <text:p>887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9">
            <text:p>1</text:p>
          </table:table-cell>
          <table:table-cell office:value-type="float" office:value="0" table:style-name="ce122">
            <text:p>0</text:p>
          </table:table-cell>
          <table:table-cell office:value-type="float" office:value="0" table:style-name="ce124">
            <text:p>0</text:p>
          </table:table-cell>
          <table:table-cell office:value-type="float" office:value="3" table:style-name="ce134">
            <text:p>3</text:p>
          </table:table-cell>
          <table:table-cell office:value-type="float" office:value="3" table:style-name="ce136">
            <text:p>3</text:p>
          </table:table-cell>
          <table:table-cell office:value-type="float" office:value="0" table:style-name="ce141">
            <text:p>0</text:p>
          </table:table-cell>
          <table:table-cell office:value-type="float" office:value="0" table:style-name="ce139">
            <text:p>0</text:p>
          </table:table-cell>
          <table:table-cell office:value-type="float" office:value="4" table:style-name="ce143">
            <text:p>4</text:p>
          </table:table-cell>
          <table:table-cell office:value-type="float" office:value="4" table:style-name="ce144">
            <text:p>4</text:p>
          </table:table-cell>
          <table:table-cell office:value-type="float" office:value="1011" table:content-validation-name="val2" table:style-name="ce162">
            <text:p>1,011</text:p>
          </table:table-cell>
          <table:table-cell office:value-type="float" office:value="891" table:content-validation-name="val2" table:style-name="ce161">
            <text:p>891</text:p>
          </table:table-cell>
          <table:table-cell office:value-type="currency" office:value="2033372.65" table:content-validation-name="val1" table:style-name="ce10">
            <text:p>£2,033,372.65</text:p>
          </table:table-cell>
          <table:table-cell office:value-type="currency" office:value="94344.87" table:content-validation-name="val1" table:style-name="ce10">
            <text:p>£94,344.87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57687.82" table:content-validation-name="val1" table:style-name="ce10">
            <text:p>£57,687.82</text:p>
          </table:table-cell>
          <table:table-cell office:value-type="currency" office:value="414488.42" table:content-validation-name="val1" table:style-name="ce10">
            <text:p>£414,488.42</text:p>
          </table:table-cell>
          <table:table-cell office:value-type="currency" office:value="205828.22" table:content-validation-name="val1" table:style-name="ce10">
            <text:p>£205,828.22</text:p>
          </table:table-cell>
          <table:table-cell office:value-type="currency" office:value="2805721.98" table:style-name="ce11">
            <text:p>£2,805,721.98</text:p>
          </table:table-cell>
          <table:table-cell office:value-type="currency" office:value="51376" table:content-validation-name="val1" table:style-name="ce12">
            <text:p>£51,376.00</text:p>
          </table:table-cell>
          <table:table-cell office:value-type="currency" office:value="55648" table:content-validation-name="val1" table:style-name="ce12">
            <text:p>£55,648.00</text:p>
          </table:table-cell>
          <table:table-cell office:value-type="currency" office:value="107024" table:style-name="ce11">
            <text:p>£107,024.00</text:p>
          </table:table-cell>
          <table:table-cell office:value-type="currency" office:value="2912745.98" table:style-name="ce13">
            <text:p>£2,912,745.98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Independent Police Complaints Commission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224" table:style-name="ce29">
            <text:p>224</text:p>
          </table:table-cell>
          <table:table-cell office:value-type="float" office:value="217.1" table:style-name="ce34">
            <text:p>217.1</text:p>
          </table:table-cell>
          <table:table-cell office:value-type="float" office:value="476" table:style-name="ce41">
            <text:p>476</text:p>
          </table:table-cell>
          <table:table-cell office:value-type="float" office:value="464.5" table:style-name="ce48">
            <text:p>464.5</text:p>
          </table:table-cell>
          <table:table-cell office:value-type="float" office:value="254" table:style-name="ce55">
            <text:p>254</text:p>
          </table:table-cell>
          <table:table-cell office:value-type="float" office:value="249.2" table:style-name="ce56">
            <text:p>249.2</text:p>
          </table:table-cell>
          <table:table-cell office:value-type="float" office:value="44" table:style-name="ce59">
            <text:p>44</text:p>
          </table:table-cell>
          <table:table-cell office:value-type="float" office:value="43.8" table:style-name="ce78">
            <text:p>43.8</text:p>
          </table:table-cell>
          <table:table-cell office:value-type="float" office:value="7" table:style-name="ce80">
            <text:p>7</text:p>
          </table:table-cell>
          <table:table-cell office:value-type="float" office:value="7" table:style-name="ce81">
            <text:p>7</text:p>
          </table:table-cell>
          <table:table-cell office:value-type="float" office:value="0" table:style-name="ce97">
            <text:p>0</text:p>
          </table:table-cell>
          <table:table-cell office:value-type="float" office:value="0" table:style-name="ce99">
            <text:p>0</text:p>
          </table:table-cell>
          <table:table-cell office:value-type="float" office:value="1005" table:content-validation-name="val2" table:style-name="ce102">
            <text:p>1,005</text:p>
          </table:table-cell>
          <table:table-cell office:value-type="float" office:value="982" table:content-validation-name="val2" table:style-name="ce104">
            <text:p>982</text:p>
          </table:table-cell>
          <table:table-cell office:value-type="float" office:value="36" table:style-name="ce106">
            <text:p>36</text:p>
          </table:table-cell>
          <table:table-cell office:value-type="float" office:value="35.4" table:style-name="ce115">
            <text:p>35.4</text:p>
          </table:table-cell>
          <table:table-cell office:value-type="float" office:value="0" table:style-name="ce117">
            <text:p>0</text:p>
          </table:table-cell>
          <table:table-cell office:value-type="float" office:value="0" table:style-name="ce130">
            <text:p>0</text:p>
          </table:table-cell>
          <table:table-cell office:value-type="float" office:value="5" table:style-name="ce131">
            <text:p>5</text:p>
          </table:table-cell>
          <table:table-cell office:value-type="float" office:value="5" table:style-name="ce157">
            <text:p>5</text:p>
          </table:table-cell>
          <table:table-cell office:value-type="float" office:value="0" table:style-name="ce153">
            <text:p>0</text:p>
          </table:table-cell>
          <table:table-cell office:value-type="float" office:value="0" table:style-name="ce159">
            <text:p>0</text:p>
          </table:table-cell>
          <table:table-cell office:value-type="float" office:value="41" table:style-name="ce143">
            <text:p>41</text:p>
          </table:table-cell>
          <table:table-cell office:value-type="float" office:value="40.4" table:style-name="ce142">
            <text:p>40.40</text:p>
          </table:table-cell>
          <table:table-cell office:value-type="float" office:value="1046" table:content-validation-name="val2" table:style-name="ce162">
            <text:p>1,046</text:p>
          </table:table-cell>
          <table:table-cell office:value-type="float" office:value="1022" table:content-validation-name="val2" table:style-name="ce163">
            <text:p>1,022</text:p>
          </table:table-cell>
          <table:table-cell office:value-type="currency" office:value="2722061.42" table:content-validation-name="val1" table:style-name="ce10">
            <text:p>£2,722,061.42</text:p>
          </table:table-cell>
          <table:table-cell office:value-type="currency" office:value="153678.54999999999" table:content-validation-name="val1" table:style-name="ce10">
            <text:p>£153,678.55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24340" table:content-validation-name="val1" table:style-name="ce10">
            <text:p>£24,340.00</text:p>
          </table:table-cell>
          <table:table-cell office:value-type="currency" office:value="560337.93999999994" table:content-validation-name="val1" table:style-name="ce10">
            <text:p>£560,337.94</text:p>
          </table:table-cell>
          <table:table-cell office:value-type="currency" office:value="300634.51" table:content-validation-name="val1" table:style-name="ce10">
            <text:p>£300,634.51</text:p>
          </table:table-cell>
          <table:table-cell office:value-type="currency" office:value="3761052.42" table:style-name="ce11">
            <text:p>£3,761,052.42</text:p>
          </table:table-cell>
          <table:table-cell office:value-type="currency" office:value="230470" table:content-validation-name="val1" table:style-name="ce12">
            <text:p>£230,47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230470" table:style-name="ce11">
            <text:p>£230,470.00</text:p>
          </table:table-cell>
          <table:table-cell office:value-type="currency" office:value="3991522.42" table:style-name="ce13">
            <text:p>£3,991,522.42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8" table:style-name="ce36">
            <text:p>8</text:p>
          </table:table-cell>
          <table:table-cell office:value-type="float" office:value="7.6" table:style-name="ce38">
            <text:p>7.6</text:p>
          </table:table-cell>
          <table:table-cell office:value-type="float" office:value="6" table:style-name="ce43">
            <text:p>6</text:p>
          </table:table-cell>
          <table:table-cell office:value-type="float" office:value="5.8" table:style-name="ce47">
            <text:p>5.8</text:p>
          </table:table-cell>
          <table:table-cell office:value-type="float" office:value="40" table:style-name="ce60">
            <text:p>40</text:p>
          </table:table-cell>
          <table:table-cell office:value-type="float" office:value="39.799999999999997" table:style-name="ce57">
            <text:p>39.8</text:p>
          </table:table-cell>
          <table:table-cell office:value-type="float" office:value="1" table:style-name="ce58">
            <text:p>1</text:p>
          </table:table-cell>
          <table:table-cell office:value-type="float" office:value="1" table:style-name="ce77">
            <text:p>1</text:p>
          </table:table-cell>
          <table:table-cell office:value-type="float" office:value="1" table:style-name="ce79">
            <text:p>1</text:p>
          </table:table-cell>
          <table:table-cell office:value-type="float" office:value="0.8" table:style-name="ce82">
            <text:p>0.8</text:p>
          </table:table-cell>
          <table:table-cell office:value-type="float" office:value="0" table:style-name="ce98">
            <text:p>0</text:p>
          </table:table-cell>
          <table:table-cell office:value-type="float" office:value="0" table:style-name="ce100">
            <text:p>0</text:p>
          </table:table-cell>
          <table:table-cell office:value-type="float" office:value="56" table:content-validation-name="val2" table:style-name="ce102">
            <text:p>56</text:p>
          </table:table-cell>
          <table:table-cell office:value-type="float" office:value="54.999999999999993" table:content-validation-name="val2" table:style-name="ce103">
            <text:p>55</text:p>
          </table:table-cell>
          <table:table-cell office:value-type="float" office:value="0" table:style-name="ce107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33">
            <text:p>0</text:p>
          </table:table-cell>
          <table:table-cell office:value-type="float" office:value="0" table:style-name="ce156">
            <text:p>0</text:p>
          </table:table-cell>
          <table:table-cell office:value-type="float" office:value="0" table:style-name="ce152">
            <text:p>0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43">
            <text:p>0</text:p>
          </table:table-cell>
          <table:table-cell office:value-type="float" office:value="0" table:style-name="ce145">
            <text:p>0</text:p>
          </table:table-cell>
          <table:table-cell office:value-type="float" office:value="56" table:content-validation-name="val2" table:style-name="ce162">
            <text:p>56</text:p>
          </table:table-cell>
          <table:table-cell office:value-type="float" office:value="54.999999999999993" table:content-validation-name="val2" table:style-name="ce164">
            <text:p>55</text:p>
          </table:table-cell>
          <table:table-cell office:value-type="currency" office:value="158200.39000000001" table:content-validation-name="val1" table:style-name="ce10">
            <text:p>£158,200.39</text:p>
          </table:table-cell>
          <table:table-cell office:value-type="currency" office:value="989.67" table:content-validation-name="val1" table:style-name="ce10">
            <text:p>£989.67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33150.53" table:content-validation-name="val1" table:style-name="ce10">
            <text:p>£33,150.53</text:p>
          </table:table-cell>
          <table:table-cell office:value-type="currency" office:value="16806.97" table:content-validation-name="val1" table:style-name="ce10">
            <text:p>£16,806.97</text:p>
          </table:table-cell>
          <table:table-cell office:value-type="currency" office:value="209147.56" table:style-name="ce11">
            <text:p>£209,147.56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209147.56" table:style-name="ce13">
            <text:p>£209,147.56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24">
            <text:p>Executive Non-Departmental Public Body</text:p>
          </table:table-cell>
          <table:table-cell office:value-type="string" table:style-name="ce27">
            <text:p>Home Office</text:p>
          </table:table-cell>
          <table:table-cell office:value-type="float" office:value="68" table:style-name="ce35">
            <text:p>68</text:p>
          </table:table-cell>
          <table:table-cell office:value-type="float" office:value="66.11" table:style-name="ce37">
            <text:p>66.11</text:p>
          </table:table-cell>
          <table:table-cell office:value-type="float" office:value="75" table:style-name="ce44">
            <text:p>75</text:p>
          </table:table-cell>
          <table:table-cell office:value-type="float" office:value="74.349999999999994" table:style-name="ce46">
            <text:p>74.35</text:p>
          </table:table-cell>
          <table:table-cell office:value-type="float" office:value="67" table:style-name="ce61">
            <text:p>67</text:p>
          </table:table-cell>
          <table:table-cell office:value-type="float" office:value="65.69" table:style-name="ce63">
            <text:p>65.69</text:p>
          </table:table-cell>
          <table:table-cell office:value-type="float" office:value="16" table:style-name="ce71">
            <text:p>16</text:p>
          </table:table-cell>
          <table:table-cell office:value-type="float" office:value="16" table:style-name="ce73">
            <text:p>16</text:p>
          </table:table-cell>
          <table:table-cell office:value-type="float" office:value="4" table:style-name="ce75">
            <text:p>4</text:p>
          </table:table-cell>
          <table:table-cell office:value-type="float" office:value="4" table:style-name="ce92">
            <text:p>4</text:p>
          </table:table-cell>
          <table:table-cell office:value-type="float" office:value="6" table:style-name="ce94">
            <text:p>6</text:p>
          </table:table-cell>
          <table:table-cell office:value-type="float" office:value="1.27" table:style-name="ce95">
            <text:p>1.27</text:p>
          </table:table-cell>
          <table:table-cell office:value-type="float" office:value="236" table:content-validation-name="val2" table:style-name="ce102">
            <text:p>236</text:p>
          </table:table-cell>
          <table:table-cell office:value-type="float" office:value="227" table:content-validation-name="val2" table:style-name="ce125">
            <text:p>227</text:p>
          </table:table-cell>
          <table:table-cell office:value-type="float" office:value="6" table:style-name="ce105">
            <text:p>6</text:p>
          </table:table-cell>
          <table:table-cell office:value-type="float" office:value="6" table:style-name="ce114">
            <text:p>6</text:p>
          </table:table-cell>
          <table:table-cell office:value-type="float" office:value="1" table:style-name="ce118">
            <text:p>1</text:p>
          </table:table-cell>
          <table:table-cell office:value-type="float" office:value="0.4" table:style-name="ce169">
            <text:p>0.4</text:p>
          </table:table-cell>
          <table:table-cell office:value-type="float" office:value="0" table:style-name="ce132">
            <text:p>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4">
            <text:p>0</text:p>
          </table:table-cell>
          <table:table-cell office:value-type="float" office:value="0" table:style-name="ce160">
            <text:p>0</text:p>
          </table:table-cell>
          <table:table-cell office:value-type="float" office:value="7" table:style-name="ce143">
            <text:p>7</text:p>
          </table:table-cell>
          <table:table-cell office:value-type="float" office:value="6.4" table:style-name="ce147">
            <text:p>6.40</text:p>
          </table:table-cell>
          <table:table-cell office:value-type="float" office:value="243" table:content-validation-name="val2" table:style-name="ce162">
            <text:p>243</text:p>
          </table:table-cell>
          <table:table-cell office:value-type="float" office:value="234" table:content-validation-name="val2" table:style-name="ce165">
            <text:p>234</text:p>
          </table:table-cell>
          <table:table-cell office:value-type="currency" office:value="645737.9" table:content-validation-name="val1" table:style-name="ce10">
            <text:p>£645,737.90</text:p>
          </table:table-cell>
          <table:table-cell office:value-type="currency" office:value="57558.62" table:content-validation-name="val1" table:style-name="ce10">
            <text:p>£57,558.62</text:p>
          </table:table-cell>
          <table:table-cell office:value-type="currency" office:value="3750" table:content-validation-name="val1" table:style-name="ce10">
            <text:p>£3,750.00</text:p>
          </table:table-cell>
          <table:table-cell office:value-type="currency" office:value="16813.259999999998" table:content-validation-name="val1" table:style-name="ce10">
            <text:p>£16,813.26</text:p>
          </table:table-cell>
          <table:table-cell office:value-type="currency" office:value="133357.37" table:content-validation-name="val1" table:style-name="ce10">
            <text:p>£133,357.37</text:p>
          </table:table-cell>
          <table:table-cell office:value-type="currency" office:value="77315.95" table:content-validation-name="val1" table:style-name="ce10">
            <text:p>£77,315.95</text:p>
          </table:table-cell>
          <table:table-cell office:value-type="currency" office:value="934533.1" table:style-name="ce11">
            <text:p>£934,533.10</text:p>
          </table:table-cell>
          <table:table-cell office:value-type="currency" office:value="17677.36" table:content-validation-name="val1" table:style-name="ce12">
            <text:p>£17,677.36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17677.36" table:style-name="ce11">
            <text:p>£17,677.36</text:p>
          </table:table-cell>
          <table:table-cell office:value-type="currency" office:value="952210.46" table:style-name="ce13">
            <text:p>£952,210.46</text:p>
          </table:table-cell>
          <table:table-cell table:content-validation-name="val2" table:style-name="ce14"/>
          <table:table-cell table:number-columns-repeated="16343"/>
        </table:table-row>
        <table:table-row table:style-name="ro3">
          <table:table-cell office:value-type="string" table:style-name="ce5">
            <text:p>Gangmasters Licensing Authority</text:p>
          </table:table-cell>
          <table:table-cell office:value-type="string" table:style-name="ce26">
            <text:p>Executive Non-Departmental Public Body</text:p>
          </table:table-cell>
          <table:table-cell office:value-type="string" table:style-name="ce21">
            <text:p>Home Office</text:p>
          </table:table-cell>
          <table:table-cell office:value-type="float" office:value="8" table:style-name="ce40">
            <text:p>8</text:p>
          </table:table-cell>
          <table:table-cell office:value-type="float" office:value="8" table:style-name="ce39">
            <text:p>8</text:p>
          </table:table-cell>
          <table:table-cell office:value-type="float" office:value="11" table:style-name="ce42">
            <text:p>11</text:p>
          </table:table-cell>
          <table:table-cell office:value-type="float" office:value="9.8000000000000007" table:style-name="ce45">
            <text:p>9.8</text:p>
          </table:table-cell>
          <table:table-cell office:value-type="float" office:value="91" table:style-name="ce62">
            <text:p>91</text:p>
          </table:table-cell>
          <table:table-cell office:value-type="float" office:value="88.74" table:style-name="ce64">
            <text:p>88.74</text:p>
          </table:table-cell>
          <table:table-cell office:value-type="float" office:value="5" table:style-name="ce72">
            <text:p>5</text:p>
          </table:table-cell>
          <table:table-cell office:value-type="float" office:value="4.59" table:style-name="ce74">
            <text:p>4.59</text:p>
          </table:table-cell>
          <table:table-cell office:value-type="float" office:value="1" table:style-name="ce76">
            <text:p>1</text:p>
          </table:table-cell>
          <table:table-cell office:value-type="float" office:value="1" table:style-name="ce91">
            <text:p>1</text:p>
          </table:table-cell>
          <table:table-cell office:value-type="float" office:value="0" table:style-name="ce93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116" table:content-validation-name="val2" table:style-name="ce101">
            <text:p>116</text:p>
          </table:table-cell>
          <table:table-cell office:value-type="float" office:value="112" table:content-validation-name="val2" table:style-name="ce101">
            <text:p>112</text:p>
          </table:table-cell>
          <table:table-cell office:value-type="float" office:value="0" table:style-name="ce126">
            <text:p>0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68">
            <text:p>0</text:p>
          </table:table-cell>
          <table:table-cell office:value-type="float" office:value="2" table:style-name="ce170">
            <text:p>2</text:p>
          </table:table-cell>
          <table:table-cell office:value-type="float" office:value="2" table:style-name="ce171">
            <text:p>2</text:p>
          </table:table-cell>
          <table:table-cell office:value-type="float" office:value="0" table:style-name="ce172">
            <text:p>0</text:p>
          </table:table-cell>
          <table:table-cell office:value-type="float" office:value="0" table:style-name="ce173">
            <text:p>0</text:p>
          </table:table-cell>
          <table:table-cell office:value-type="float" office:value="2" table:style-name="ce151">
            <text:p>2</text:p>
          </table:table-cell>
          <table:table-cell office:value-type="float" office:value="2" table:style-name="ce150">
            <text:p>2.0</text:p>
          </table:table-cell>
          <table:table-cell office:value-type="float" office:value="118" table:content-validation-name="val2" table:style-name="ce166">
            <text:p>118</text:p>
          </table:table-cell>
          <table:table-cell office:value-type="float" office:value="114" table:content-validation-name="val2" table:style-name="ce166">
            <text:p>114</text:p>
          </table:table-cell>
          <table:table-cell office:value-type="currency" office:value="285755.08" table:content-validation-name="val1" table:style-name="ce10">
            <text:p>£285,755.08</text:p>
          </table:table-cell>
          <table:table-cell office:value-type="currency" office:value="8601.66" table:content-validation-name="val1" table:style-name="ce10">
            <text:p>£8,601.66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0" table:content-validation-name="val1" table:style-name="ce10">
            <text:p>£0.00</text:p>
          </table:table-cell>
          <table:table-cell office:value-type="currency" office:value="56275.519999999997" table:content-validation-name="val1" table:style-name="ce10">
            <text:p>£56,275.52</text:p>
          </table:table-cell>
          <table:table-cell office:value-type="currency" office:value="31044.37" table:content-validation-name="val1" table:style-name="ce10">
            <text:p>£31,044.37</text:p>
          </table:table-cell>
          <table:table-cell office:value-type="currency" office:value="381676.63" table:style-name="ce11">
            <text:p>£381,676.63</text:p>
          </table:table-cell>
          <table:table-cell office:value-type="currency" office:value="23486.400000000001" table:content-validation-name="val1" table:style-name="ce12">
            <text:p>£23,486.4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23486.400000000001" table:style-name="ce11">
            <text:p>£23,486.40</text:p>
          </table:table-cell>
          <table:table-cell office:value-type="currency" office:value="405163.03" table:style-name="ce13">
            <text:p>£405,163.03</text:p>
          </table:table-cell>
          <table:table-cell table:content-validation-name="val2" table:style-name="ce14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">
      <number:number number:decimal-places="1" number:min-integer-digits="1" number:grouping="true"/>
    </number:number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1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1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date-style style:name="N42">
      <number:day number:style="long"/>
      <number:text>:</number:text>
      <number:hours number:style="long"/>
      <number:text>:</number:text>
      <number:minutes number:style="long"/>
    </number:date-style>
    <number:date-style style:name="N43">
      <number:day-of-week number:style="long"/>
      <number:text>/</number:text>
      <number:month number:style="long"/>
      <number:text>/</number:text>
      <number:year number:style="long"/>
    </number:date-style>
    <number:time-style style:name="N44">
      <number:hours number:style="long"/>
      <number:text>:</number:text>
      <number:minutes number:style="long"/>
    </number:time-style>
    <number:number-style style:name="N45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6P0">
      <number:number number:decimal-places="2" number:min-integer-digits="1" number:grouping="true"/>
    </number:number-style>
    <number:number-style style:name="N46">
      <style:text-properties fo:color="#FF0000"/>
      <number:text>-</number:text>
      <number:number number:decimal-places="2" number:min-integer-digits="1" number:grouping="true"/>
      <style:map style:condition="value()&gt;=0" style:apply-style-name="N46P0"/>
    </number:number-style>
    <number:number-style style:name="N47">
      <number:number number:decimal-places="0" number:min-integer-digits="11">
        <number:embedded-text number:position="5"> </number:embedded-text>
      </number:number>
    </number:number-style>
    <number:number-style style:name="N48P0"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number-style style:name="N49P0">
      <number:text>N-</number:text>
      <number:number number:decimal-places="0" number:min-integer-digits="4"/>
    </number:number-style>
    <number:number-style style:name="N49">
      <number:number number:min-integer-digits="1"/>
      <style:map style:condition="value()&lt;=9999" style:apply-style-name="N49P0"/>
    </number:number-style>
    <number:text-style style:name="N50P0"/>
    <number:text-style style:name="N50P1"/>
    <number:text-style style:name="N50P2"/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text-style style:name="N51P0"/>
    <number:text-style style:name="N51P1"/>
    <number:text-style style:name="N51"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2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2P0"/>
    </number:number-style>
    <number:time-style style:name="N53" number:truncate-on-overflow="false">
      <number:hours/>
      <number:text>:</number:text>
      <number:minutes number:style="long"/>
    </number:time-style>
    <number:time-style style:name="N54" number:truncate-on-overflow="false">
      <number:hours number:style="long"/>
      <number:text>:</number:text>
      <number:minutes number:style="long"/>
    </number:time-style>
    <number:number-style style:name="N55">
      <number:number number:decimal-places="0" number:min-integer-digits="2"/>
    </number:number-style>
    <number:number-style style:name="N56">
      <number:number number:decimal-places="0" number:min-integer-digits="3"/>
    </number:number-style>
    <number:number-style style:name="N57">
      <number:number number:decimal-places="0" number:min-integer-digits="1" number:grouping="true" number:display-factor="1000"/>
    </number:number-style>
    <number:number-style style:name="N58P0">
      <style:text-properties fo:color="#0000FF"/>
      <number:number number:decimal-places="2" number:min-integer-digits="1" number:grouping="true"/>
    </number:number-style>
    <number:number-style style:name="N58P1">
      <style:text-properties fo:color="#FF0000"/>
      <number:text>-</number:text>
      <number:number number:decimal-places="2" number:min-integer-digits="1" number:grouping="true"/>
    </number:number-style>
    <number:number-style style:name="N58">
      <number:number number:decimal-places="2" number:min-integer-digits="1"/>
      <style:map style:condition="value()&gt;0" style:apply-style-name="N58P0"/>
      <style:map style:condition="value()&lt;0" style:apply-style-name="N58P1"/>
    </number:number-style>
    <number:number-style style:name="N59P0">
      <number:text>kr</number:text>
      <number:number number:decimal-places="0" number:min-integer-digits="1" number:grouping="true" number:display-factor="1000"/>
    </number:number-style>
    <number:number-style style:name="N59">
      <number:text>kr-</number:text>
      <number:number number:decimal-places="0" number:min-integer-digits="1" number:grouping="true" number:display-factor="1000"/>
      <style:map style:condition="value()&gt;=0" style:apply-style-name="N59P0"/>
    </number:number-style>
    <number:number-style style:name="N60P0">
      <style:text-properties fo:color="#0000FF"/>
      <number:text>kr</number:text>
      <number:number number:decimal-places="2" number:min-integer-digits="1" number:grouping="true"/>
    </number:number-style>
    <number:number-style style:name="N60P1">
      <style:text-properties fo:color="#FF0000"/>
      <number:text>kr-</number:text>
      <number:number number:decimal-places="2" number:min-integer-digits="1" number:grouping="true"/>
    </number:number-style>
    <number:number-style style:name="N60">
      <number:number number:decimal-places="2" number:min-integer-digits="1"/>
      <style:map style:condition="value()&gt;0" style:apply-style-name="N60P0"/>
      <style:map style:condition="value()&lt;0" style:apply-style-name="N60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40"/>
    <style:style style:name="Comma_32_3" style:display-name="Comma 3" style:family="table-cell" style:data-style-name="N40"/>
    <style:style style:name="Comma_32_4" style:display-name="Comma 4" style:family="table-cell" style:data-style-name="N40"/>
    <style:style style:name="Comma_32_5" style:display-name="Comma 5" style:family="table-cell" style:data-style-name="N40"/>
    <style:style style:name="Comma_32_5_32_2" style:display-name="Comma 5 2" style:family="table-cell" style:data-style-name="N40"/>
    <style:style style:name="Comma_32_6" style:display-name="Comma 6" style:family="table-cell" style:data-style-name="N40"/>
    <style:style style:name="Comma_32_7" style:display-name="Comma 7" style:family="table-cell" style:data-style-name="N40"/>
    <style:style style:name="Currency_32_2" style:display-name="Currency 2" style:family="table-cell" style:data-style-name="N41"/>
    <style:style style:name="DagerOgTimer" style:family="table-cell" style:data-style-name="N42"/>
    <style:style style:name="DagOgDato" style:family="table-cell" style:data-style-name="N43"/>
    <style:style style:name="DagOgDatoLang" style:family="table-cell" style:data-style-name="N43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4"/>
    <style:style style:name="Konto" style:family="table-cell" style:data-style-name="N45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7"/>
    <style:style style:name="PostNr" style:family="table-cell" style:data-style-name="N48"/>
    <style:style style:name="PostNrNorge" style:family="table-cell" style:data-style-name="N49"/>
    <style:style style:name="SkjulAlt" style:family="table-cell" style:data-style-name="N50"/>
    <style:style style:name="SkjulTall" style:family="table-cell" style:data-style-name="N51"/>
    <style:style style:name="Telefon" style:family="table-cell" style:data-style-name="N52"/>
    <style:style style:name="Timer1" style:family="table-cell" style:data-style-name="N53"/>
    <style:style style:name="Timer2" style:family="table-cell" style:data-style-name="N54"/>
    <style:style style:name="ToSiffer" style:family="table-cell" style:data-style-name="N55"/>
    <style:style style:name="TreSiffer" style:family="table-cell" style:data-style-name="N56"/>
    <style:style style:name="Tusenskille1000" style:family="table-cell" style:data-style-name="N57"/>
    <style:style style:name="TusenskilleFarger" style:family="table-cell" style:data-style-name="N58"/>
    <style:style style:name="Valuta1000" style:family="table-cell" style:data-style-name="N59"/>
    <style:style style:name="ValutaFarger" style:family="table-cell" style:data-style-name="N60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ony Millet</meta:initial-creator>
    <dc:creator>Alexander Wright</dc:creator>
    <meta:creation-date>2012-07-18T14:50:11Z</meta:creation-date>
    <dc:date>2018-01-29T17:27:10Z</dc:date>
  </office:meta>
</office:document-meta>
</file>